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6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table:formula="of:=0.5*30" office:value-type="float" office:value="15">
            <text:p>15</text:p>
          </table:table-cell>
          <table:table-cell/>
          <table:table-cell office:value-type="string">
            <text:p>30m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ce1" table:formula="of:=[.B11]^[.C10]" office:value-type="float" office:value="4">
            <text:p>4.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1.5">
            <text:p>1.5</text:p>
          </table:table-cell>
          <table:table-cell table:number-columns-repeated="2"/>
          <table:table-cell office:value-type="string">
            <text:p>Norm</text:p>
          </table:table-cell>
        </table:table-row>
        <table:table-row table:style-name="ro1">
          <table:table-cell/>
          <table:table-cell office:value-type="float" office:value="400">
            <text:p>400</text:p>
          </table:table-cell>
          <table:table-cell/>
          <table:table-cell table:style-name="ce1" table:formula="of:=[.B14]^[.C13]" office:value-type="float" office:value="8000">
            <text:p>8000.00</text:p>
          </table:table-cell>
          <table:table-cell/>
          <table:table-cell table:formula="of:=[.D14]/([.B14]^2)" office:value-type="float" office:value="0.05">
            <text:p>0.0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Seasons</text:p>
          </table:table-cell>
          <table:table-cell table:formula="of:=1/[.F14]" office:value-type="float" office:value="20">
            <text:p>2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Years</text:p>
          </table:table-cell>
          <table:table-cell table:formula="of:=[.F16]/4" office:value-type="float" office:value="5">
            <text:p>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formula="of:=400*400" office:value-type="float" office:value="160000">
            <text:p>160000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12/03/2019</text:date>, <text:time>02:05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thor </meta:initial-creator>
    <meta:creation-date>2019-03-11T18:48:21.79</meta:creation-date>
    <dc:date>2019-03-12T02:05:33.95</dc:date>
    <dc:creator>Author </dc:creator>
    <meta:editing-duration>PT6H46M51S</meta:editing-duration>
    <meta:editing-cycles>1</meta:editing-cycles>
    <meta:document-statistic meta:table-count="3" meta:cell-count="15" meta:object-count="0"/>
    <meta:generator>OpenOffice/4.1.5$Win32 OpenOffice.org_project/415m1$Build-9789</meta:generator>
  </office:meta>
</office:document-meta>
</file>